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34cm"/>
    </style:style>
    <style:style style:name="co4" style:family="table-column">
      <style:table-column-properties fo:break-before="auto" style:column-width="4.232cm"/>
    </style:style>
    <style:style style:name="co5" style:family="table-column">
      <style:table-column-properties fo:break-before="auto" style:column-width="3.434cm"/>
    </style:style>
    <style:style style:name="co6" style:family="table-column">
      <style:table-column-properties fo:break-before="auto" style:column-width="8.107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3.2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41"/>
    <style:style style:name="ce10" style:family="table-cell" style:parent-style-name="Default" style:data-style-name="N14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emple fi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Année de </text:p>
            <text:p>Naissance</text:p>
          </table:table-cell>
          <table:table-cell table:style-name="ce4" office:value-type="string" calcext:value-type="string">
            <text:p>Père</text:p>
          </table:table-cell>
          <table:table-cell table:style-name="ce4" office:value-type="string" calcext:value-type="string">
            <text:p>Etudes</text:p>
          </table:table-cell>
          <table:table-cell table:style-name="ce4" office:value-type="string" calcext:value-type="string">
            <text:p>Parti</text:p>
          </table:table-cell>
          <table:table-cell table:style-name="ce4" office:value-type="string" calcext:value-type="string">
            <text:p>Cabinet</text:p>
          </table:table-cell>
          <table:table-cell table:style-name="ce4" office:value-type="string" calcext:value-type="string">
            <text:p>Ministre</text:p>
          </table:table-cell>
        </table:table-row>
        <table:table-row table:style-name="ro2">
          <table:table-cell office:value-type="string" calcext:value-type="string">
            <text:p><text:a xlink:href="https://fr.m.wikipedia.org/wiki/Martine_Aubry" xlink:type="simple">Martine Aubry</text:a>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Jacques Delors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Cresson, Bérégovoy</text:p>
          </table:table-cell>
          <table:table-cell office:value-type="string" calcext:value-type="string">
            <text:p>Ministre du travail</text:p>
          </table:table-cell>
        </table:table-row>
        <table:table-row table:style-name="ro1">
          <table:table-cell office:value-type="string" calcext:value-type="string">
            <text:p><text:a xlink:href="https://fr.m.wikipedia.org/wiki/Élisabeth_Hubert" xlink:type="simple">Élisabeth Hubert</text:a></text:p>
          </table:table-cell>
          <table:table-cell office:value-type="float" office:value="1956" calcext:value-type="float">
            <text:p>1956</text:p>
          </table:table-cell>
          <table:table-cell/>
          <table:table-cell office:value-type="string" calcext:value-type="string">
            <text:p>Médecine</text:p>
          </table:table-cell>
          <table:table-cell office:value-type="string" calcext:value-type="string">
            <text:p>RPR</text:p>
          </table:table-cell>
          <table:table-cell office:value-type="string" calcext:value-type="string">
            <text:p>Juppé</text:p>
          </table:table-cell>
          <table:table-cell office:value-type="string" calcext:value-type="string">
            <text:p>Brièvement ministre </text:p>
            <text:p>de la santé (<text:a xlink:href="https://fr.m.wikipedia.org/wiki/Juppette" xlink:type="simple">Juppette</text:a>)</text:p>
          </table:table-cell>
        </table:table-row>
        <table:table-row table:style-name="ro1">
          <table:table-cell office:value-type="string" calcext:value-type="string">
            <text:p><text:a xlink:href="https://fr.m.wikipedia.org/wiki/Michèle_Alliot-Marie" xlink:type="simple">Michèle Alliot-Marie</text:a>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 Bernard Marie, </text:p>
            <text:p>Maire de Biarritz</text:p>
          </table:table-cell>
          <table:table-cell office:value-type="string" calcext:value-type="string">
            <text:p>Maître de conférences</text:p>
            <text:p>en droit public</text:p>
          </table:table-cell>
          <table:table-cell office:value-type="string" calcext:value-type="string">
            <text:p>RPR</text:p>
          </table:table-cell>
          <table:table-cell office:value-type="string" calcext:value-type="string">
            <text:p>Raffarin</text:p>
          </table:table-cell>
          <table:table-cell office:value-type="string" calcext:value-type="string">
            <text:p>Ministre de la défense</text:p>
          </table:table-cell>
        </table:table-row>
        <table:table-row table:style-name="ro3">
          <table:table-cell office:value-type="string" calcext:value-type="string">
            <text:p><text:a xlink:href="https://fr.m.wikipedia.org/wiki/Élisabeth_Borne" xlink:type="simple">Élisabeth Borne</text:a></text:p>
          </table:table-cell>
          <table:table-cell office:value-type="float" office:value="1961" calcext:value-type="float">
            <text:p>1961</text:p>
          </table:table-cell>
          <table:table-cell/>
          <table:table-cell office:value-type="string" calcext:value-type="string">
            <text:p><text:span text:style-name="T1">Polytechnicienne, </text:span></text:p>
            <text:p><text:span text:style-name="T1">ingénieure générale </text:span></text:p>
            <text:p><text:span text:style-name="T1">des ponts et chaussées</text:span></text:p>
          </table:table-cell>
          <table:table-cell office:value-type="string" calcext:value-type="string">
            <text:p>PS, République</text:p>
            <text:p>en marche</text:p>
          </table:table-cell>
          <table:table-cell office:value-type="string" calcext:value-type="string">
            <text:p>Philippe</text:p>
            <text:p/>
            <text:p>Borne</text:p>
          </table:table-cell>
          <table:table-cell office:value-type="string" calcext:value-type="string">
            <text:p>Ministre chargée des transports</text:p>
            <text:p>Ministres de la transition écologique</text:p>
            <text:p>Premier ministre</text:p>
          </table:table-cell>
        </table:table-row>
      </table:table>
      <table:table table:name="Analyse bivariée" table:style-name="ta1">
        <table:table-column table:style-name="co7" table:default-cell-style-name="ce7"/>
        <table:table-column table:style-name="co2" table:number-columns-repeated="4" table:default-cell-style-name="ce9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4" office:value-type="string" calcext:value-type="string">
            <text:p>Effectifs observés</text:p>
          </table:table-cell>
          <table:table-cell table:style-name="Default" table:number-columns-repeated="4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8"/>
        </table:table-row>
        <table:table-row table:style-name="ro2">
          <table:table-cell office:value-type="string" calcext:value-type="string">
            <text:p>metier_vs_genre</text:p>
          </table:table-cell>
          <table:table-cell table:style-name="ce7" office:value-type="string" calcext:value-type="string">
            <text:p>GF</text:p>
          </table:table-cell>
          <table:table-cell table:style-name="ce8" office:value-type="string" calcext:value-type="string">
            <text:p>DF</text:p>
          </table:table-cell>
          <table:table-cell table:style-name="ce7" office:value-type="string" calcext:value-type="string">
            <text:p>GH</text:p>
          </table:table-cell>
          <table:table-cell table:style-name="ce8" office:value-type="string" calcext:value-type="string">
            <text:p>DH</text:p>
          </table:table-cell>
          <table:table-cell office:value-type="string" calcext:value-type="string">
            <text:p>Total lign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griculteur_commerçant_entrepr_employe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7" calcext:value-type="float">
            <text:p>17</text:p>
          </table:table-cell>
          <table:table-cell table:formula="of:=SUM([.B6:.E6])" office:value-type="float" office:value="43" calcext:value-type="float">
            <text:p>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fession_libera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formula="of:=SUM([.B7:.E7])" office:value-type="float" office:value="44" calcext:value-type="float">
            <text:p>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aut_fonctionnaire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6" calcext:value-type="float">
            <text:p>36</text:p>
          </table:table-cell>
          <table:table-cell table:formula="of:=SUM([.B8:.E8])" office:value-type="float" office:value="74" calcext:value-type="float">
            <text:p>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dre_sup_public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7" calcext:value-type="float">
            <text:p>27</text:p>
          </table:table-cell>
          <table:table-cell table:formula="of:=SUM([.B9:.E9])" office:value-type="float" office:value="86" calcext:value-type="float">
            <text:p>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dre_sup_priv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7" calcext:value-type="float">
            <text:p>27</text:p>
          </table:table-cell>
          <table:table-cell table:formula="of:=SUM([.B10:.E10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fessions_intermediai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formula="of:=SUM([.B11:.E11])"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llaborateur_politiqu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formula="of:=SUM([.B12:.E12])"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utre_ou_manqu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formula="of:=SUM([.B13:.E13])" office:value-type="float" office:value="14" calcext:value-type="float">
            <text:p>14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Total colonnes</text:p>
          </table:table-cell>
          <table:table-cell table:style-name="Default" table:formula="of:=SUM([.B6:.B13])" office:value-type="float" office:value="39" calcext:value-type="float">
            <text:p>39</text:p>
          </table:table-cell>
          <table:table-cell table:style-name="Default" table:formula="of:=SUM([.C6:.C13])" office:value-type="float" office:value="46" calcext:value-type="float">
            <text:p>46</text:p>
          </table:table-cell>
          <table:table-cell table:style-name="Default" table:formula="of:=SUM([.D6:.D13])" office:value-type="float" office:value="122" calcext:value-type="float">
            <text:p>122</text:p>
          </table:table-cell>
          <table:table-cell table:style-name="Default" table:formula="of:=SUM([.E6:.E13])" office:value-type="float" office:value="153" calcext:value-type="float">
            <text:p>153</text:p>
          </table:table-cell>
          <table:table-cell table:formula="of:=SUM([.B14:.E14])" office:value-type="float" office:value="360" calcext:value-type="float">
            <text:p>360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4" office:value-type="string" calcext:value-type="string">
            <text:p>Profils lignes</text:p>
          </table:table-cell>
          <table:table-cell table:style-name="Default" table:number-columns-repeated="4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8"/>
        </table:table-row>
        <table:table-row table:style-name="ro2">
          <table:table-cell office:value-type="string" calcext:value-type="string">
            <text:p>metier_vs_genre</text:p>
          </table:table-cell>
          <table:table-cell table:style-name="ce7" office:value-type="string" calcext:value-type="string">
            <text:p>GF</text:p>
          </table:table-cell>
          <table:table-cell table:style-name="ce8" office:value-type="string" calcext:value-type="string">
            <text:p>DF</text:p>
          </table:table-cell>
          <table:table-cell table:style-name="ce7" office:value-type="string" calcext:value-type="string">
            <text:p>GH</text:p>
          </table:table-cell>
          <table:table-cell table:style-name="ce8" office:value-type="string" calcext:value-type="string">
            <text:p>DH</text:p>
          </table:table-cell>
          <table:table-cell office:value-type="string" calcext:value-type="string">
            <text:p>Total lign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griculteur_commerçant_entrepr_employe</text:p>
          </table:table-cell>
          <table:table-cell table:formula="of:=[.B6]/[.$F6]*100" office:value-type="float" office:value="4.65116279069768" calcext:value-type="float">
            <text:p>4.7</text:p>
          </table:table-cell>
          <table:table-cell table:formula="of:=[.C6]/[.$F6]*100" office:value-type="float" office:value="4.65116279069768" calcext:value-type="float">
            <text:p>4.7</text:p>
          </table:table-cell>
          <table:table-cell table:formula="of:=[.D6]/[.$F6]*100" office:value-type="float" office:value="51.1627906976744" calcext:value-type="float">
            <text:p>51.2</text:p>
          </table:table-cell>
          <table:table-cell table:formula="of:=[.E6]/[.$F6]*100" office:value-type="float" office:value="39.5348837209302" calcext:value-type="float">
            <text:p>39.5</text:p>
          </table:table-cell>
          <table:table-cell table:style-name="ce9" table:formula="of:=[.F6]/[.$F6]*100" office:value-type="float" office:value="100" calcext:value-type="float">
            <text:p>100.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fession_liberale</text:p>
          </table:table-cell>
          <table:table-cell table:formula="of:=[.B7]/[.$F7]*100" office:value-type="float" office:value="9.09090909090909" calcext:value-type="float">
            <text:p>9.1</text:p>
          </table:table-cell>
          <table:table-cell table:formula="of:=[.C7]/[.$F7]*100" office:value-type="float" office:value="22.7272727272727" calcext:value-type="float">
            <text:p>22.7</text:p>
          </table:table-cell>
          <table:table-cell table:formula="of:=[.D7]/[.$F7]*100" office:value-type="float" office:value="22.7272727272727" calcext:value-type="float">
            <text:p>22.7</text:p>
          </table:table-cell>
          <table:table-cell table:formula="of:=[.E7]/[.$F7]*100" office:value-type="float" office:value="45.4545454545455" calcext:value-type="float">
            <text:p>45.5</text:p>
          </table:table-cell>
          <table:table-cell table:style-name="ce9" table:formula="of:=[.F7]/[.$F7]*100" office:value-type="float" office:value="100" calcext:value-type="float">
            <text:p>100.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aut_fonctionnaire</text:p>
          </table:table-cell>
          <table:table-cell table:formula="of:=[.B8]/[.$F8]*100" office:value-type="float" office:value="14.8648648648649" calcext:value-type="float">
            <text:p>14.9</text:p>
          </table:table-cell>
          <table:table-cell table:formula="of:=[.C8]/[.$F8]*100" office:value-type="float" office:value="9.45945945945946" calcext:value-type="float">
            <text:p>9.5</text:p>
          </table:table-cell>
          <table:table-cell table:formula="of:=[.D8]/[.$F8]*100" office:value-type="float" office:value="27.027027027027" calcext:value-type="float">
            <text:p>27.0</text:p>
          </table:table-cell>
          <table:table-cell table:formula="of:=[.E8]/[.$F8]*100" office:value-type="float" office:value="48.6486486486487" calcext:value-type="float">
            <text:p>48.6</text:p>
          </table:table-cell>
          <table:table-cell table:style-name="ce9" table:formula="of:=[.F8]/[.$F8]*100" office:value-type="float" office:value="100" calcext:value-type="float">
            <text:p>100.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dre_sup_public</text:p>
          </table:table-cell>
          <table:table-cell table:formula="of:=[.B9]/[.$F9]*100" office:value-type="float" office:value="8.13953488372093" calcext:value-type="float">
            <text:p>8.1</text:p>
          </table:table-cell>
          <table:table-cell table:formula="of:=[.C9]/[.$F9]*100" office:value-type="float" office:value="13.953488372093" calcext:value-type="float">
            <text:p>14.0</text:p>
          </table:table-cell>
          <table:table-cell table:formula="of:=[.D9]/[.$F9]*100" office:value-type="float" office:value="46.5116279069767" calcext:value-type="float">
            <text:p>46.5</text:p>
          </table:table-cell>
          <table:table-cell table:formula="of:=[.E9]/[.$F9]*100" office:value-type="float" office:value="31.3953488372093" calcext:value-type="float">
            <text:p>31.4</text:p>
          </table:table-cell>
          <table:table-cell table:style-name="ce9" table:formula="of:=[.F9]/[.$F9]*100" office:value-type="float" office:value="100" calcext:value-type="float">
            <text:p>100.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dre_sup_prive</text:p>
          </table:table-cell>
          <table:table-cell table:formula="of:=[.B10]/[.$F10]*100" office:value-type="float" office:value="4.16666666666667" calcext:value-type="float">
            <text:p>4.2</text:p>
          </table:table-cell>
          <table:table-cell table:formula="of:=[.C10]/[.$F10]*100" office:value-type="float" office:value="16.6666666666667" calcext:value-type="float">
            <text:p>16.7</text:p>
          </table:table-cell>
          <table:table-cell table:formula="of:=[.D10]/[.$F10]*100" office:value-type="float" office:value="22.9166666666667" calcext:value-type="float">
            <text:p>22.9</text:p>
          </table:table-cell>
          <table:table-cell table:formula="of:=[.E10]/[.$F10]*100" office:value-type="float" office:value="56.25" calcext:value-type="float">
            <text:p>56.3</text:p>
          </table:table-cell>
          <table:table-cell table:style-name="ce9" table:formula="of:=[.F10]/[.$F10]*100" office:value-type="float" office:value="100" calcext:value-type="float">
            <text:p>100.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fessions_intermediaire</text:p>
          </table:table-cell>
          <table:table-cell table:formula="of:=[.B11]/[.$F11]*100" office:value-type="float" office:value="14.2857142857143" calcext:value-type="float">
            <text:p>14.3</text:p>
          </table:table-cell>
          <table:table-cell table:formula="of:=[.C11]/[.$F11]*100" office:value-type="float" office:value="19.047619047619" calcext:value-type="float">
            <text:p>19.0</text:p>
          </table:table-cell>
          <table:table-cell table:formula="of:=[.D11]/[.$F11]*100" office:value-type="float" office:value="42.8571428571429" calcext:value-type="float">
            <text:p>42.9</text:p>
          </table:table-cell>
          <table:table-cell table:formula="of:=[.E11]/[.$F11]*100" office:value-type="float" office:value="23.8095238095238" calcext:value-type="float">
            <text:p>23.8</text:p>
          </table:table-cell>
          <table:table-cell table:style-name="ce9" table:formula="of:=[.F11]/[.$F11]*100" office:value-type="float" office:value="100" calcext:value-type="float">
            <text:p>100.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llaborateur_politique</text:p>
          </table:table-cell>
          <table:table-cell table:formula="of:=[.B12]/[.$F12]*100" office:value-type="float" office:value="23.3333333333333" calcext:value-type="float">
            <text:p>23.3</text:p>
          </table:table-cell>
          <table:table-cell table:formula="of:=[.C12]/[.$F12]*100" office:value-type="float" office:value="6.66666666666667" calcext:value-type="float">
            <text:p>6.7</text:p>
          </table:table-cell>
          <table:table-cell table:formula="of:=[.D12]/[.$F12]*100" office:value-type="float" office:value="23.3333333333333" calcext:value-type="float">
            <text:p>23.3</text:p>
          </table:table-cell>
          <table:table-cell table:formula="of:=[.E12]/[.$F12]*100" office:value-type="float" office:value="46.6666666666667" calcext:value-type="float">
            <text:p>46.7</text:p>
          </table:table-cell>
          <table:table-cell table:style-name="ce9" table:formula="of:=[.F12]/[.$F12]*100" office:value-type="float" office:value="100" calcext:value-type="float">
            <text:p>100.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utre_ou_manque</text:p>
          </table:table-cell>
          <table:table-cell table:formula="of:=[.B13]/[.$F13]*100" office:value-type="float" office:value="21.4285714285714" calcext:value-type="float">
            <text:p>21.4</text:p>
          </table:table-cell>
          <table:table-cell table:formula="of:=[.C13]/[.$F13]*100" office:value-type="float" office:value="7.14285714285714" calcext:value-type="float">
            <text:p>7.1</text:p>
          </table:table-cell>
          <table:table-cell table:formula="of:=[.D13]/[.$F13]*100" office:value-type="float" office:value="21.4285714285714" calcext:value-type="float">
            <text:p>21.4</text:p>
          </table:table-cell>
          <table:table-cell table:formula="of:=[.E13]/[.$F13]*100" office:value-type="float" office:value="50" calcext:value-type="float">
            <text:p>50.0</text:p>
          </table:table-cell>
          <table:table-cell table:style-name="ce9" table:formula="of:=[.F13]/[.$F13]*100" office:value-type="float" office:value="100" calcext:value-type="float">
            <text:p>100.0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Total colonnes</text:p>
          </table:table-cell>
          <table:table-cell table:formula="of:=[.B14]/[.$F14]*100" office:value-type="float" office:value="10.8333333333333" calcext:value-type="float">
            <text:p>10.8</text:p>
          </table:table-cell>
          <table:table-cell table:formula="of:=[.C14]/[.$F14]*100" office:value-type="float" office:value="12.7777777777778" calcext:value-type="float">
            <text:p>12.8</text:p>
          </table:table-cell>
          <table:table-cell table:formula="of:=[.D14]/[.$F14]*100" office:value-type="float" office:value="33.8888888888889" calcext:value-type="float">
            <text:p>33.9</text:p>
          </table:table-cell>
          <table:table-cell table:formula="of:=[.E14]/[.$F14]*100" office:value-type="float" office:value="42.5" calcext:value-type="float">
            <text:p>42.5</text:p>
          </table:table-cell>
          <table:table-cell table:style-name="ce9" table:formula="of:=[.F14]/[.$F14]*100" office:value-type="float" office:value="100" calcext:value-type="float">
            <text:p>100.0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4" office:value-type="string" calcext:value-type="string">
            <text:p>Profils colonnes</text:p>
          </table:table-cell>
          <table:table-cell table:style-name="Default" table:number-columns-repeated="4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8"/>
        </table:table-row>
        <table:table-row table:style-name="ro2">
          <table:table-cell office:value-type="string" calcext:value-type="string">
            <text:p>metier_vs_genre</text:p>
          </table:table-cell>
          <table:table-cell table:style-name="ce7" office:value-type="string" calcext:value-type="string">
            <text:p>GF</text:p>
          </table:table-cell>
          <table:table-cell table:style-name="ce8" office:value-type="string" calcext:value-type="string">
            <text:p>DF</text:p>
          </table:table-cell>
          <table:table-cell table:style-name="ce7" office:value-type="string" calcext:value-type="string">
            <text:p>GH</text:p>
          </table:table-cell>
          <table:table-cell table:style-name="ce8" office:value-type="string" calcext:value-type="string">
            <text:p>DH</text:p>
          </table:table-cell>
          <table:table-cell office:value-type="string" calcext:value-type="string">
            <text:p>Total lign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griculteur_commerçant_entrepr_employe</text:p>
          </table:table-cell>
          <table:table-cell table:formula="of:=[.B6]/[.B$14]*100" office:value-type="float" office:value="5.12820512820513" calcext:value-type="float">
            <text:p>5.1</text:p>
          </table:table-cell>
          <table:table-cell table:formula="of:=[.C6]/[.C$14]*100" office:value-type="float" office:value="4.34782608695652" calcext:value-type="float">
            <text:p>4.3</text:p>
          </table:table-cell>
          <table:table-cell table:formula="of:=[.D6]/[.D$14]*100" office:value-type="float" office:value="18.0327868852459" calcext:value-type="float">
            <text:p>18.0</text:p>
          </table:table-cell>
          <table:table-cell table:formula="of:=[.E6]/[.E$14]*100" office:value-type="float" office:value="11.1111111111111" calcext:value-type="float">
            <text:p>11.1</text:p>
          </table:table-cell>
          <table:table-cell table:style-name="ce9" table:formula="of:=[.F6]/[.F$14]*100" office:value-type="float" office:value="11.9444444444444" calcext:value-type="float">
            <text:p>11.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fession_liberale</text:p>
          </table:table-cell>
          <table:table-cell table:formula="of:=[.B7]/[.B$14]*100" office:value-type="float" office:value="10.2564102564103" calcext:value-type="float">
            <text:p>10.3</text:p>
          </table:table-cell>
          <table:table-cell table:formula="of:=[.C7]/[.C$14]*100" office:value-type="float" office:value="21.7391304347826" calcext:value-type="float">
            <text:p>21.7</text:p>
          </table:table-cell>
          <table:table-cell table:formula="of:=[.D7]/[.D$14]*100" office:value-type="float" office:value="8.19672131147541" calcext:value-type="float">
            <text:p>8.2</text:p>
          </table:table-cell>
          <table:table-cell table:formula="of:=[.E7]/[.E$14]*100" office:value-type="float" office:value="13.0718954248366" calcext:value-type="float">
            <text:p>13.1</text:p>
          </table:table-cell>
          <table:table-cell table:style-name="ce9" table:formula="of:=[.F7]/[.F$14]*100" office:value-type="float" office:value="12.2222222222222" calcext:value-type="float">
            <text:p>12.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aut_fonctionnaire</text:p>
          </table:table-cell>
          <table:table-cell table:formula="of:=[.B8]/[.B$14]*100" office:value-type="float" office:value="28.2051282051282" calcext:value-type="float">
            <text:p>28.2</text:p>
          </table:table-cell>
          <table:table-cell table:formula="of:=[.C8]/[.C$14]*100" office:value-type="float" office:value="15.2173913043478" calcext:value-type="float">
            <text:p>15.2</text:p>
          </table:table-cell>
          <table:table-cell table:formula="of:=[.D8]/[.D$14]*100" office:value-type="float" office:value="16.3934426229508" calcext:value-type="float">
            <text:p>16.4</text:p>
          </table:table-cell>
          <table:table-cell table:formula="of:=[.E8]/[.E$14]*100" office:value-type="float" office:value="23.5294117647059" calcext:value-type="float">
            <text:p>23.5</text:p>
          </table:table-cell>
          <table:table-cell table:style-name="ce9" table:formula="of:=[.F8]/[.F$14]*100" office:value-type="float" office:value="20.5555555555556" calcext:value-type="float">
            <text:p>20.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dre_sup_public</text:p>
          </table:table-cell>
          <table:table-cell table:formula="of:=[.B9]/[.B$14]*100" office:value-type="float" office:value="17.948717948718" calcext:value-type="float">
            <text:p>17.9</text:p>
          </table:table-cell>
          <table:table-cell table:formula="of:=[.C9]/[.C$14]*100" office:value-type="float" office:value="26.0869565217391" calcext:value-type="float">
            <text:p>26.1</text:p>
          </table:table-cell>
          <table:table-cell table:formula="of:=[.D9]/[.D$14]*100" office:value-type="float" office:value="32.7868852459016" calcext:value-type="float">
            <text:p>32.8</text:p>
          </table:table-cell>
          <table:table-cell table:formula="of:=[.E9]/[.E$14]*100" office:value-type="float" office:value="17.6470588235294" calcext:value-type="float">
            <text:p>17.6</text:p>
          </table:table-cell>
          <table:table-cell table:style-name="ce9" table:formula="of:=[.F9]/[.F$14]*100" office:value-type="float" office:value="23.8888888888889" calcext:value-type="float">
            <text:p>23.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dre_sup_prive</text:p>
          </table:table-cell>
          <table:table-cell table:formula="of:=[.B10]/[.B$14]*100" office:value-type="float" office:value="5.12820512820513" calcext:value-type="float">
            <text:p>5.1</text:p>
          </table:table-cell>
          <table:table-cell table:formula="of:=[.C10]/[.C$14]*100" office:value-type="float" office:value="17.3913043478261" calcext:value-type="float">
            <text:p>17.4</text:p>
          </table:table-cell>
          <table:table-cell table:formula="of:=[.D10]/[.D$14]*100" office:value-type="float" office:value="9.01639344262295" calcext:value-type="float">
            <text:p>9.0</text:p>
          </table:table-cell>
          <table:table-cell table:formula="of:=[.E10]/[.E$14]*100" office:value-type="float" office:value="17.6470588235294" calcext:value-type="float">
            <text:p>17.6</text:p>
          </table:table-cell>
          <table:table-cell table:style-name="ce9" table:formula="of:=[.F10]/[.F$14]*100" office:value-type="float" office:value="13.3333333333333" calcext:value-type="float">
            <text:p>13.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fessions_intermediaire</text:p>
          </table:table-cell>
          <table:table-cell table:formula="of:=[.B11]/[.B$14]*100" office:value-type="float" office:value="7.69230769230769" calcext:value-type="float">
            <text:p>7.7</text:p>
          </table:table-cell>
          <table:table-cell table:formula="of:=[.C11]/[.C$14]*100" office:value-type="float" office:value="8.69565217391304" calcext:value-type="float">
            <text:p>8.7</text:p>
          </table:table-cell>
          <table:table-cell table:formula="of:=[.D11]/[.D$14]*100" office:value-type="float" office:value="7.37704918032787" calcext:value-type="float">
            <text:p>7.4</text:p>
          </table:table-cell>
          <table:table-cell table:formula="of:=[.E11]/[.E$14]*100" office:value-type="float" office:value="3.26797385620915" calcext:value-type="float">
            <text:p>3.3</text:p>
          </table:table-cell>
          <table:table-cell table:style-name="ce9" table:formula="of:=[.F11]/[.F$14]*100" office:value-type="float" office:value="5.83333333333333" calcext:value-type="float">
            <text:p>5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llaborateur_politique</text:p>
          </table:table-cell>
          <table:table-cell table:formula="of:=[.B12]/[.B$14]*100" office:value-type="float" office:value="17.948717948718" calcext:value-type="float">
            <text:p>17.9</text:p>
          </table:table-cell>
          <table:table-cell table:formula="of:=[.C12]/[.C$14]*100" office:value-type="float" office:value="4.34782608695652" calcext:value-type="float">
            <text:p>4.3</text:p>
          </table:table-cell>
          <table:table-cell table:formula="of:=[.D12]/[.D$14]*100" office:value-type="float" office:value="5.73770491803279" calcext:value-type="float">
            <text:p>5.7</text:p>
          </table:table-cell>
          <table:table-cell table:formula="of:=[.E12]/[.E$14]*100" office:value-type="float" office:value="9.15032679738562" calcext:value-type="float">
            <text:p>9.2</text:p>
          </table:table-cell>
          <table:table-cell table:style-name="ce9" table:formula="of:=[.F12]/[.F$14]*100" office:value-type="float" office:value="8.33333333333333" calcext:value-type="float">
            <text:p>8.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utre_ou_manque</text:p>
          </table:table-cell>
          <table:table-cell table:formula="of:=[.B13]/[.B$14]*100" office:value-type="float" office:value="7.69230769230769" calcext:value-type="float">
            <text:p>7.7</text:p>
          </table:table-cell>
          <table:table-cell table:formula="of:=[.C13]/[.C$14]*100" office:value-type="float" office:value="2.17391304347826" calcext:value-type="float">
            <text:p>2.2</text:p>
          </table:table-cell>
          <table:table-cell table:formula="of:=[.D13]/[.D$14]*100" office:value-type="float" office:value="2.45901639344262" calcext:value-type="float">
            <text:p>2.5</text:p>
          </table:table-cell>
          <table:table-cell table:formula="of:=[.E13]/[.E$14]*100" office:value-type="float" office:value="4.57516339869281" calcext:value-type="float">
            <text:p>4.6</text:p>
          </table:table-cell>
          <table:table-cell table:style-name="ce9" table:formula="of:=[.F13]/[.F$14]*100" office:value-type="float" office:value="3.88888888888889" calcext:value-type="float">
            <text:p>3.9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Total colonnes</text:p>
          </table:table-cell>
          <table:table-cell table:formula="of:=[.B14]/[.B$14]*100" office:value-type="float" office:value="100" calcext:value-type="float">
            <text:p>100.0</text:p>
          </table:table-cell>
          <table:table-cell table:formula="of:=[.C14]/[.C$14]*100" office:value-type="float" office:value="100" calcext:value-type="float">
            <text:p>100.0</text:p>
          </table:table-cell>
          <table:table-cell table:formula="of:=[.D14]/[.D$14]*100" office:value-type="float" office:value="100" calcext:value-type="float">
            <text:p>100.0</text:p>
          </table:table-cell>
          <table:table-cell table:formula="of:=[.E14]/[.E$14]*100" office:value-type="float" office:value="100" calcext:value-type="float">
            <text:p>100.0</text:p>
          </table:table-cell>
          <table:table-cell table:style-name="ce9" table:formula="of:=[.F14]/[.F$14]*100" office:value-type="float" office:value="100" calcext:value-type="float">
            <text:p>100.0</text:p>
          </table:table-cell>
          <table:table-cell table:number-columns-repeated="7"/>
        </table:table-row>
        <table:table-row table:style-name="ro2" table:number-rows-repeated="3"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4" office:value-type="string" calcext:value-type="string">
            <text:p>Effectifs théoriques</text:p>
          </table:table-cell>
          <table:table-cell table:style-name="Default" table:number-columns-repeated="4"/>
          <table:table-cell table:number-columns-repeated="2"/>
          <table:table-cell table:style-name="ce4" office:value-type="string" calcext:value-type="string">
            <text:p>Différence effectifs</text:p>
          </table:table-cell>
          <table:table-cell table:number-columns-repeated="5"/>
        </table:table-row>
        <table:table-row table:style-name="ro2">
          <table:table-cell table:style-name="Default" table:number-columns-repeated="5"/>
          <table:table-cell table:number-columns-repeated="8"/>
        </table:table-row>
        <table:table-row table:style-name="ro2">
          <table:table-cell office:value-type="string" calcext:value-type="string">
            <text:p>metier_vs_genre</text:p>
          </table:table-cell>
          <table:table-cell table:style-name="ce7" office:value-type="string" calcext:value-type="string">
            <text:p>GF</text:p>
          </table:table-cell>
          <table:table-cell table:style-name="ce8" office:value-type="string" calcext:value-type="string">
            <text:p>DF</text:p>
          </table:table-cell>
          <table:table-cell table:style-name="ce7" office:value-type="string" calcext:value-type="string">
            <text:p>GH</text:p>
          </table:table-cell>
          <table:table-cell table:style-name="ce8" office:value-type="string" calcext:value-type="string">
            <text:p>DH</text:p>
          </table:table-cell>
          <table:table-cell office:value-type="string" calcext:value-type="string">
            <text:p>Total ligne</text:p>
          </table:table-cell>
          <table:table-cell/>
          <table:table-cell table:style-name="ce7" office:value-type="string" calcext:value-type="string">
            <text:p>metier_vs_genre</text:p>
          </table:table-cell>
          <table:table-cell table:style-name="ce7" office:value-type="string" calcext:value-type="string">
            <text:p>GF</text:p>
          </table:table-cell>
          <table:table-cell table:style-name="ce8" office:value-type="string" calcext:value-type="string">
            <text:p>DF</text:p>
          </table:table-cell>
          <table:table-cell table:style-name="ce7" office:value-type="string" calcext:value-type="string">
            <text:p>GH</text:p>
          </table:table-cell>
          <table:table-cell table:style-name="ce8" office:value-type="string" calcext:value-type="string">
            <text:p>DH</text:p>
          </table:table-cell>
          <table:table-cell office:value-type="string" calcext:value-type="string">
            <text:p>Total ligne</text:p>
          </table:table-cell>
        </table:table-row>
        <table:table-row table:style-name="ro2">
          <table:table-cell office:value-type="string" calcext:value-type="string">
            <text:p>agriculteur_commerçant_entrepr_employe</text:p>
          </table:table-cell>
          <table:table-cell table:formula="of:=ROUND([.B$57]*[.$F49]/[.$F$57];1)" office:value-type="float" office:value="4.7" calcext:value-type="float">
            <text:p>4.7</text:p>
          </table:table-cell>
          <table:table-cell table:formula="of:=ROUND([.C$57]*[.$F49]/[.$F$57];1)" office:value-type="float" office:value="5.5" calcext:value-type="float">
            <text:p>5.5</text:p>
          </table:table-cell>
          <table:table-cell table:formula="of:=ROUND([.D$57]*[.$F49]/[.$F$57];1)" office:value-type="float" office:value="14.6" calcext:value-type="float">
            <text:p>14.6</text:p>
          </table:table-cell>
          <table:table-cell table:formula="of:=ROUND([.E$57]*[.$F49]/[.$F$57];1)" office:value-type="float" office:value="18.3" calcext:value-type="float">
            <text:p>18.3</text:p>
          </table:table-cell>
          <table:table-cell table:style-name="ce9" office:value-type="float" office:value="43" calcext:value-type="float">
            <text:p>43.0</text:p>
          </table:table-cell>
          <table:table-cell/>
          <table:table-cell table:style-name="ce7" office:value-type="string" calcext:value-type="string">
            <text:p>agriculteur_commerçant_entrepr_employe</text:p>
          </table:table-cell>
          <table:table-cell table:style-name="ce9" table:formula="of:=[.B6]-[.B49]" office:value-type="float" office:value="-2.7" calcext:value-type="float">
            <text:p>-2.7</text:p>
          </table:table-cell>
          <table:table-cell table:style-name="ce9" table:formula="of:=[.C6]-[.C49]" office:value-type="float" office:value="-3.5" calcext:value-type="float">
            <text:p>-3.5</text:p>
          </table:table-cell>
          <table:table-cell table:style-name="ce9" table:formula="of:=[.D6]-[.D49]" office:value-type="float" office:value="7.4" calcext:value-type="float">
            <text:p>7.4</text:p>
          </table:table-cell>
          <table:table-cell table:style-name="ce9" table:formula="of:=[.E6]-[.E49]" office:value-type="float" office:value="-1.3" calcext:value-type="float">
            <text:p>-1.3</text:p>
          </table:table-cell>
          <table:table-cell table:style-name="ce9" office:value-type="float" office:value="43" calcext:value-type="float">
            <text:p>43.0</text:p>
          </table:table-cell>
        </table:table-row>
        <table:table-row table:style-name="ro2">
          <table:table-cell office:value-type="string" calcext:value-type="string">
            <text:p>profession_liberale</text:p>
          </table:table-cell>
          <table:table-cell table:formula="of:=ROUND([.B$57]*[.$F50]/[.$F$57];1)" office:value-type="float" office:value="4.8" calcext:value-type="float">
            <text:p>4.8</text:p>
          </table:table-cell>
          <table:table-cell table:formula="of:=ROUND([.C$57]*[.$F50]/[.$F$57];1)" office:value-type="float" office:value="5.6" calcext:value-type="float">
            <text:p>5.6</text:p>
          </table:table-cell>
          <table:table-cell table:formula="of:=ROUND([.D$57]*[.$F50]/[.$F$57];1)" office:value-type="float" office:value="14.9" calcext:value-type="float">
            <text:p>14.9</text:p>
          </table:table-cell>
          <table:table-cell table:formula="of:=ROUND([.E$57]*[.$F50]/[.$F$57];1)" office:value-type="float" office:value="18.7" calcext:value-type="float">
            <text:p>18.7</text:p>
          </table:table-cell>
          <table:table-cell table:style-name="ce9" office:value-type="float" office:value="44" calcext:value-type="float">
            <text:p>44.0</text:p>
          </table:table-cell>
          <table:table-cell/>
          <table:table-cell table:style-name="ce7" office:value-type="string" calcext:value-type="string">
            <text:p>profession_liberale</text:p>
          </table:table-cell>
          <table:table-cell table:style-name="ce9" table:formula="of:=[.B7]-[.B50]" office:value-type="float" office:value="-0.8" calcext:value-type="float">
            <text:p>-0.8</text:p>
          </table:table-cell>
          <table:table-cell table:style-name="ce9" table:formula="of:=[.C7]-[.C50]" office:value-type="float" office:value="4.4" calcext:value-type="float">
            <text:p>4.4</text:p>
          </table:table-cell>
          <table:table-cell table:style-name="ce9" table:formula="of:=[.D7]-[.D50]" office:value-type="float" office:value="-4.9" calcext:value-type="float">
            <text:p>-4.9</text:p>
          </table:table-cell>
          <table:table-cell table:style-name="ce9" table:formula="of:=[.E7]-[.E50]" office:value-type="float" office:value="1.3" calcext:value-type="float">
            <text:p>1.3</text:p>
          </table:table-cell>
          <table:table-cell table:style-name="ce9" office:value-type="float" office:value="44" calcext:value-type="float">
            <text:p>44.0</text:p>
          </table:table-cell>
        </table:table-row>
        <table:table-row table:style-name="ro2">
          <table:table-cell office:value-type="string" calcext:value-type="string">
            <text:p>haut_fonctionnaire</text:p>
          </table:table-cell>
          <table:table-cell table:formula="of:=ROUND([.B$57]*[.$F51]/[.$F$57];1)" office:value-type="float" office:value="8" calcext:value-type="float">
            <text:p>8.0</text:p>
          </table:table-cell>
          <table:table-cell table:formula="of:=ROUND([.C$57]*[.$F51]/[.$F$57];1)" office:value-type="float" office:value="9.5" calcext:value-type="float">
            <text:p>9.5</text:p>
          </table:table-cell>
          <table:table-cell table:formula="of:=ROUND([.D$57]*[.$F51]/[.$F$57];1)" office:value-type="float" office:value="25.1" calcext:value-type="float">
            <text:p>25.1</text:p>
          </table:table-cell>
          <table:table-cell table:formula="of:=ROUND([.E$57]*[.$F51]/[.$F$57];1)" office:value-type="float" office:value="31.5" calcext:value-type="float">
            <text:p>31.5</text:p>
          </table:table-cell>
          <table:table-cell table:style-name="ce9" office:value-type="float" office:value="74" calcext:value-type="float">
            <text:p>74.0</text:p>
          </table:table-cell>
          <table:table-cell/>
          <table:table-cell table:style-name="ce7" office:value-type="string" calcext:value-type="string">
            <text:p>haut_fonctionnaire</text:p>
          </table:table-cell>
          <table:table-cell table:style-name="ce9" table:formula="of:=[.B8]-[.B51]" office:value-type="float" office:value="3" calcext:value-type="float">
            <text:p>3.0</text:p>
          </table:table-cell>
          <table:table-cell table:style-name="ce9" table:formula="of:=[.C8]-[.C51]" office:value-type="float" office:value="-2.5" calcext:value-type="float">
            <text:p>-2.5</text:p>
          </table:table-cell>
          <table:table-cell table:style-name="ce9" table:formula="of:=[.D8]-[.D51]" office:value-type="float" office:value="-5.1" calcext:value-type="float">
            <text:p>-5.1</text:p>
          </table:table-cell>
          <table:table-cell table:style-name="ce9" table:formula="of:=[.E8]-[.E51]" office:value-type="float" office:value="4.5" calcext:value-type="float">
            <text:p>4.5</text:p>
          </table:table-cell>
          <table:table-cell table:style-name="ce9" office:value-type="float" office:value="74" calcext:value-type="float">
            <text:p>74.0</text:p>
          </table:table-cell>
        </table:table-row>
        <table:table-row table:style-name="ro2">
          <table:table-cell office:value-type="string" calcext:value-type="string">
            <text:p>cadre_sup_public</text:p>
          </table:table-cell>
          <table:table-cell table:formula="of:=ROUND([.B$57]*[.$F52]/[.$F$57];1)" office:value-type="float" office:value="9.3" calcext:value-type="float">
            <text:p>9.3</text:p>
          </table:table-cell>
          <table:table-cell table:formula="of:=ROUND([.C$57]*[.$F52]/[.$F$57];1)" office:value-type="float" office:value="11" calcext:value-type="float">
            <text:p>11.0</text:p>
          </table:table-cell>
          <table:table-cell table:formula="of:=ROUND([.D$57]*[.$F52]/[.$F$57];1)" office:value-type="float" office:value="29.1" calcext:value-type="float">
            <text:p>29.1</text:p>
          </table:table-cell>
          <table:table-cell table:formula="of:=ROUND([.E$57]*[.$F52]/[.$F$57];1)" office:value-type="float" office:value="36.6" calcext:value-type="float">
            <text:p>36.6</text:p>
          </table:table-cell>
          <table:table-cell table:style-name="ce9" office:value-type="float" office:value="86" calcext:value-type="float">
            <text:p>86.0</text:p>
          </table:table-cell>
          <table:table-cell/>
          <table:table-cell table:style-name="ce7" office:value-type="string" calcext:value-type="string">
            <text:p>cadre_sup_public</text:p>
          </table:table-cell>
          <table:table-cell table:style-name="ce9" table:formula="of:=[.B9]-[.B52]" office:value-type="float" office:value="-2.3" calcext:value-type="float">
            <text:p>-2.3</text:p>
          </table:table-cell>
          <table:table-cell table:style-name="ce9" table:formula="of:=[.C9]-[.C52]" office:value-type="float" office:value="1" calcext:value-type="float">
            <text:p>1.0</text:p>
          </table:table-cell>
          <table:table-cell table:style-name="ce9" table:formula="of:=[.D9]-[.D52]" office:value-type="float" office:value="10.9" calcext:value-type="float">
            <text:p>10.9</text:p>
          </table:table-cell>
          <table:table-cell table:style-name="ce9" table:formula="of:=[.E9]-[.E52]" office:value-type="float" office:value="-9.6" calcext:value-type="float">
            <text:p>-9.6</text:p>
          </table:table-cell>
          <table:table-cell table:style-name="ce9" office:value-type="float" office:value="86" calcext:value-type="float">
            <text:p>86.0</text:p>
          </table:table-cell>
        </table:table-row>
        <table:table-row table:style-name="ro2">
          <table:table-cell office:value-type="string" calcext:value-type="string">
            <text:p>cadre_sup_prive</text:p>
          </table:table-cell>
          <table:table-cell table:formula="of:=ROUND([.B$57]*[.$F53]/[.$F$57];1)" office:value-type="float" office:value="5.2" calcext:value-type="float">
            <text:p>5.2</text:p>
          </table:table-cell>
          <table:table-cell table:formula="of:=ROUND([.C$57]*[.$F53]/[.$F$57];1)" office:value-type="float" office:value="6.1" calcext:value-type="float">
            <text:p>6.1</text:p>
          </table:table-cell>
          <table:table-cell table:formula="of:=ROUND([.D$57]*[.$F53]/[.$F$57];1)" office:value-type="float" office:value="16.3" calcext:value-type="float">
            <text:p>16.3</text:p>
          </table:table-cell>
          <table:table-cell table:formula="of:=ROUND([.E$57]*[.$F53]/[.$F$57];1)" office:value-type="float" office:value="20.4" calcext:value-type="float">
            <text:p>20.4</text:p>
          </table:table-cell>
          <table:table-cell table:style-name="ce9" office:value-type="float" office:value="48" calcext:value-type="float">
            <text:p>48.0</text:p>
          </table:table-cell>
          <table:table-cell/>
          <table:table-cell table:style-name="ce7" office:value-type="string" calcext:value-type="string">
            <text:p>cadre_sup_prive</text:p>
          </table:table-cell>
          <table:table-cell table:style-name="ce9" table:formula="of:=[.B10]-[.B53]" office:value-type="float" office:value="-3.2" calcext:value-type="float">
            <text:p>-3.2</text:p>
          </table:table-cell>
          <table:table-cell table:style-name="ce9" table:formula="of:=[.C10]-[.C53]" office:value-type="float" office:value="1.9" calcext:value-type="float">
            <text:p>1.9</text:p>
          </table:table-cell>
          <table:table-cell table:style-name="ce9" table:formula="of:=[.D10]-[.D53]" office:value-type="float" office:value="-5.3" calcext:value-type="float">
            <text:p>-5.3</text:p>
          </table:table-cell>
          <table:table-cell table:style-name="ce9" table:formula="of:=[.E10]-[.E53]" office:value-type="float" office:value="6.6" calcext:value-type="float">
            <text:p>6.6</text:p>
          </table:table-cell>
          <table:table-cell table:style-name="ce9" office:value-type="float" office:value="48" calcext:value-type="float">
            <text:p>48.0</text:p>
          </table:table-cell>
        </table:table-row>
        <table:table-row table:style-name="ro2">
          <table:table-cell office:value-type="string" calcext:value-type="string">
            <text:p>professions_intermediaire</text:p>
          </table:table-cell>
          <table:table-cell table:formula="of:=ROUND([.B$57]*[.$F54]/[.$F$57];1)" office:value-type="float" office:value="2.3" calcext:value-type="float">
            <text:p>2.3</text:p>
          </table:table-cell>
          <table:table-cell table:formula="of:=ROUND([.C$57]*[.$F54]/[.$F$57];1)" office:value-type="float" office:value="2.7" calcext:value-type="float">
            <text:p>2.7</text:p>
          </table:table-cell>
          <table:table-cell table:formula="of:=ROUND([.D$57]*[.$F54]/[.$F$57];1)" office:value-type="float" office:value="7.1" calcext:value-type="float">
            <text:p>7.1</text:p>
          </table:table-cell>
          <table:table-cell table:formula="of:=ROUND([.E$57]*[.$F54]/[.$F$57];1)" office:value-type="float" office:value="8.9" calcext:value-type="float">
            <text:p>8.9</text:p>
          </table:table-cell>
          <table:table-cell table:style-name="ce9" office:value-type="float" office:value="21" calcext:value-type="float">
            <text:p>21.0</text:p>
          </table:table-cell>
          <table:table-cell/>
          <table:table-cell table:style-name="ce7" office:value-type="string" calcext:value-type="string">
            <text:p>professions_intermediaire</text:p>
          </table:table-cell>
          <table:table-cell table:style-name="ce9" table:formula="of:=[.B11]-[.B54]" office:value-type="float" office:value="0.7" calcext:value-type="float">
            <text:p>0.7</text:p>
          </table:table-cell>
          <table:table-cell table:style-name="ce9" table:formula="of:=[.C11]-[.C54]" office:value-type="float" office:value="1.3" calcext:value-type="float">
            <text:p>1.3</text:p>
          </table:table-cell>
          <table:table-cell table:style-name="ce9" table:formula="of:=[.D11]-[.D54]" office:value-type="float" office:value="1.9" calcext:value-type="float">
            <text:p>1.9</text:p>
          </table:table-cell>
          <table:table-cell table:style-name="ce9" table:formula="of:=[.E11]-[.E54]" office:value-type="float" office:value="-3.9" calcext:value-type="float">
            <text:p>-3.9</text:p>
          </table:table-cell>
          <table:table-cell table:style-name="ce9" office:value-type="float" office:value="21" calcext:value-type="float">
            <text:p>21.0</text:p>
          </table:table-cell>
        </table:table-row>
        <table:table-row table:style-name="ro2">
          <table:table-cell office:value-type="string" calcext:value-type="string">
            <text:p>collaborateur_politique</text:p>
          </table:table-cell>
          <table:table-cell table:formula="of:=ROUND([.B$57]*[.$F55]/[.$F$57];1)" office:value-type="float" office:value="3.3" calcext:value-type="float">
            <text:p>3.3</text:p>
          </table:table-cell>
          <table:table-cell table:formula="of:=ROUND([.C$57]*[.$F55]/[.$F$57];1)" office:value-type="float" office:value="3.8" calcext:value-type="float">
            <text:p>3.8</text:p>
          </table:table-cell>
          <table:table-cell table:formula="of:=ROUND([.D$57]*[.$F55]/[.$F$57];1)" office:value-type="float" office:value="10.2" calcext:value-type="float">
            <text:p>10.2</text:p>
          </table:table-cell>
          <table:table-cell table:formula="of:=ROUND([.E$57]*[.$F55]/[.$F$57];1)" office:value-type="float" office:value="12.8" calcext:value-type="float">
            <text:p>12.8</text:p>
          </table:table-cell>
          <table:table-cell table:style-name="ce9" office:value-type="float" office:value="30" calcext:value-type="float">
            <text:p>30.0</text:p>
          </table:table-cell>
          <table:table-cell/>
          <table:table-cell table:style-name="ce7" office:value-type="string" calcext:value-type="string">
            <text:p>collaborateur_politique</text:p>
          </table:table-cell>
          <table:table-cell table:style-name="ce9" table:formula="of:=[.B12]-[.B55]" office:value-type="float" office:value="3.7" calcext:value-type="float">
            <text:p>3.7</text:p>
          </table:table-cell>
          <table:table-cell table:style-name="ce9" table:formula="of:=[.C12]-[.C55]" office:value-type="float" office:value="-1.8" calcext:value-type="float">
            <text:p>-1.8</text:p>
          </table:table-cell>
          <table:table-cell table:style-name="ce9" table:formula="of:=[.D12]-[.D55]" office:value-type="float" office:value="-3.2" calcext:value-type="float">
            <text:p>-3.2</text:p>
          </table:table-cell>
          <table:table-cell table:style-name="ce9" table:formula="of:=[.E12]-[.E55]" office:value-type="float" office:value="1.2" calcext:value-type="float">
            <text:p>1.2</text:p>
          </table:table-cell>
          <table:table-cell table:style-name="ce9" office:value-type="float" office:value="30" calcext:value-type="float">
            <text:p>30.0</text:p>
          </table:table-cell>
        </table:table-row>
        <table:table-row table:style-name="ro2">
          <table:table-cell office:value-type="string" calcext:value-type="string">
            <text:p>autre_ou_manque</text:p>
          </table:table-cell>
          <table:table-cell table:formula="of:=ROUND([.B$57]*[.$F56]/[.$F$57];1)" office:value-type="float" office:value="1.5" calcext:value-type="float">
            <text:p>1.5</text:p>
          </table:table-cell>
          <table:table-cell table:formula="of:=ROUND([.C$57]*[.$F56]/[.$F$57];1)" office:value-type="float" office:value="1.8" calcext:value-type="float">
            <text:p>1.8</text:p>
          </table:table-cell>
          <table:table-cell table:formula="of:=ROUND([.D$57]*[.$F56]/[.$F$57];1)" office:value-type="float" office:value="4.7" calcext:value-type="float">
            <text:p>4.7</text:p>
          </table:table-cell>
          <table:table-cell table:formula="of:=ROUND([.E$57]*[.$F56]/[.$F$57];1)" office:value-type="float" office:value="6" calcext:value-type="float">
            <text:p>6.0</text:p>
          </table:table-cell>
          <table:table-cell table:style-name="ce9" office:value-type="float" office:value="14" calcext:value-type="float">
            <text:p>14.0</text:p>
          </table:table-cell>
          <table:table-cell/>
          <table:table-cell table:style-name="ce7" office:value-type="string" calcext:value-type="string">
            <text:p>autre_ou_manque</text:p>
          </table:table-cell>
          <table:table-cell table:style-name="ce9" table:formula="of:=[.B13]-[.B56]" office:value-type="float" office:value="1.5" calcext:value-type="float">
            <text:p>1.5</text:p>
          </table:table-cell>
          <table:table-cell table:style-name="ce9" table:formula="of:=[.C13]-[.C56]" office:value-type="float" office:value="-0.8" calcext:value-type="float">
            <text:p>-0.8</text:p>
          </table:table-cell>
          <table:table-cell table:style-name="ce9" table:formula="of:=[.D13]-[.D56]" office:value-type="float" office:value="-1.7" calcext:value-type="float">
            <text:p>-1.7</text:p>
          </table:table-cell>
          <table:table-cell table:style-name="ce9" table:formula="of:=[.E13]-[.E56]" office:value-type="float" office:value="1" calcext:value-type="float">
            <text:p>1.0</text:p>
          </table:table-cell>
          <table:table-cell table:style-name="ce9" office:value-type="float" office:value="14" calcext:value-type="float">
            <text:p>14.0</text:p>
          </table:table-cell>
        </table:table-row>
        <table:table-row table:style-name="ro2">
          <table:table-cell table:style-name="Default" office:value-type="string" calcext:value-type="string">
            <text:p>Total colonnes</text:p>
          </table:table-cell>
          <table:table-cell office:value-type="float" office:value="39" calcext:value-type="float">
            <text:p>39.0</text:p>
          </table:table-cell>
          <table:table-cell office:value-type="float" office:value="46" calcext:value-type="float">
            <text:p>46.0</text:p>
          </table:table-cell>
          <table:table-cell office:value-type="float" office:value="122" calcext:value-type="float">
            <text:p>122.0</text:p>
          </table:table-cell>
          <table:table-cell office:value-type="float" office:value="153" calcext:value-type="float">
            <text:p>153.0</text:p>
          </table:table-cell>
          <table:table-cell table:style-name="ce9" office:value-type="float" office:value="360" calcext:value-type="float">
            <text:p>360.0</text:p>
          </table:table-cell>
          <table:table-cell/>
          <table:table-cell office:value-type="string" calcext:value-type="string">
            <text:p>Total colonnes</text:p>
          </table:table-cell>
          <table:table-cell table:style-name="ce9" office:value-type="float" office:value="39" calcext:value-type="float">
            <text:p>39.0</text:p>
          </table:table-cell>
          <table:table-cell table:style-name="ce9" office:value-type="float" office:value="46" calcext:value-type="float">
            <text:p>46.0</text:p>
          </table:table-cell>
          <table:table-cell table:style-name="ce9" office:value-type="float" office:value="122" calcext:value-type="float">
            <text:p>122.0</text:p>
          </table:table-cell>
          <table:table-cell table:style-name="ce9" office:value-type="float" office:value="153" calcext:value-type="float">
            <text:p>153.0</text:p>
          </table:table-cell>
          <table:table-cell table:style-name="ce9" office:value-type="float" office:value="360" calcext:value-type="float">
            <text:p>360.0</text:p>
          </table:table-cell>
        </table:table-row>
        <table:table-row table:style-name="ro2" table:number-rows-repeated="2"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4" office:value-type="string" calcext:value-type="string">
            <text:p>Chi-2</text:p>
          </table:table-cell>
          <table:table-cell table:style-name="Default" table:number-columns-repeated="4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8"/>
        </table:table-row>
        <table:table-row table:style-name="ro2">
          <table:table-cell office:value-type="string" calcext:value-type="string">
            <text:p>metier_vs_genre</text:p>
          </table:table-cell>
          <table:table-cell table:style-name="ce7" office:value-type="string" calcext:value-type="string">
            <text:p>GF</text:p>
          </table:table-cell>
          <table:table-cell table:style-name="ce8" office:value-type="string" calcext:value-type="string">
            <text:p>DF</text:p>
          </table:table-cell>
          <table:table-cell table:style-name="ce7" office:value-type="string" calcext:value-type="string">
            <text:p>GH</text:p>
          </table:table-cell>
          <table:table-cell table:style-name="ce8" office:value-type="string" calcext:value-type="string">
            <text:p>DH</text:p>
          </table:table-cell>
          <table:table-cell office:value-type="string" calcext:value-type="string">
            <text:p>Total lign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griculteur_commerçant_entrepr_employe</text:p>
          </table:table-cell>
          <table:table-cell table:formula="of:=ROUND(SQRT(([.B6]-[.B49])^2)/[.B49];2)" office:value-type="float" office:value="0.57" calcext:value-type="float">
            <text:p>0.6</text:p>
          </table:table-cell>
          <table:table-cell table:formula="of:=ROUND(SQRT(([.C6]-[.C49])^2)/[.C49];2)" office:value-type="float" office:value="0.64" calcext:value-type="float">
            <text:p>0.6</text:p>
          </table:table-cell>
          <table:table-cell table:formula="of:=ROUND(SQRT(([.D6]-[.D49])^2)/[.D49];2)" office:value-type="float" office:value="0.51" calcext:value-type="float">
            <text:p>0.5</text:p>
          </table:table-cell>
          <table:table-cell table:formula="of:=ROUND(SQRT(([.E6]-[.E49])^2)/[.E49];2)" office:value-type="float" office:value="0.07" calcext:value-type="float">
            <text:p>0.1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profession_liberale</text:p>
          </table:table-cell>
          <table:table-cell table:formula="of:=ROUND(SQRT(([.B7]-[.B50])^2)/[.B50];2)" office:value-type="float" office:value="0.17" calcext:value-type="float">
            <text:p>0.2</text:p>
          </table:table-cell>
          <table:table-cell table:formula="of:=ROUND(SQRT(([.C7]-[.C50])^2)/[.C50];2)" office:value-type="float" office:value="0.79" calcext:value-type="float">
            <text:p>0.8</text:p>
          </table:table-cell>
          <table:table-cell table:formula="of:=ROUND(SQRT(([.D7]-[.D50])^2)/[.D50];2)" office:value-type="float" office:value="0.33" calcext:value-type="float">
            <text:p>0.3</text:p>
          </table:table-cell>
          <table:table-cell table:formula="of:=ROUND(SQRT(([.E7]-[.E50])^2)/[.E50];2)" office:value-type="float" office:value="0.07" calcext:value-type="float">
            <text:p>0.1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haut_fonctionnaire</text:p>
          </table:table-cell>
          <table:table-cell table:formula="of:=ROUND(SQRT(([.B8]-[.B51])^2)/[.B51];2)" office:value-type="float" office:value="0.38" calcext:value-type="float">
            <text:p>0.4</text:p>
          </table:table-cell>
          <table:table-cell table:formula="of:=ROUND(SQRT(([.C8]-[.C51])^2)/[.C51];2)" office:value-type="float" office:value="0.26" calcext:value-type="float">
            <text:p>0.3</text:p>
          </table:table-cell>
          <table:table-cell table:formula="of:=ROUND(SQRT(([.D8]-[.D51])^2)/[.D51];2)" office:value-type="float" office:value="0.2" calcext:value-type="float">
            <text:p>0.2</text:p>
          </table:table-cell>
          <table:table-cell table:formula="of:=ROUND(SQRT(([.E8]-[.E51])^2)/[.E51];2)" office:value-type="float" office:value="0.14" calcext:value-type="float">
            <text:p>0.1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cadre_sup_public</text:p>
          </table:table-cell>
          <table:table-cell table:formula="of:=ROUND(SQRT(([.B9]-[.B52])^2)/[.B52];2)" office:value-type="float" office:value="0.25" calcext:value-type="float">
            <text:p>0.3</text:p>
          </table:table-cell>
          <table:table-cell table:formula="of:=ROUND(SQRT(([.C9]-[.C52])^2)/[.C52];2)" office:value-type="float" office:value="0.09" calcext:value-type="float">
            <text:p>0.1</text:p>
          </table:table-cell>
          <table:table-cell table:formula="of:=ROUND(SQRT(([.D9]-[.D52])^2)/[.D52];2)" office:value-type="float" office:value="0.37" calcext:value-type="float">
            <text:p>0.4</text:p>
          </table:table-cell>
          <table:table-cell table:formula="of:=ROUND(SQRT(([.E9]-[.E52])^2)/[.E52];2)" office:value-type="float" office:value="0.26" calcext:value-type="float">
            <text:p>0.3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cadre_sup_prive</text:p>
          </table:table-cell>
          <table:table-cell table:formula="of:=ROUND(SQRT(([.B10]-[.B53])^2)/[.B53];2)" office:value-type="float" office:value="0.62" calcext:value-type="float">
            <text:p>0.6</text:p>
          </table:table-cell>
          <table:table-cell table:formula="of:=ROUND(SQRT(([.C10]-[.C53])^2)/[.C53];2)" office:value-type="float" office:value="0.31" calcext:value-type="float">
            <text:p>0.3</text:p>
          </table:table-cell>
          <table:table-cell table:formula="of:=ROUND(SQRT(([.D10]-[.D53])^2)/[.D53];2)" office:value-type="float" office:value="0.33" calcext:value-type="float">
            <text:p>0.3</text:p>
          </table:table-cell>
          <table:table-cell table:formula="of:=ROUND(SQRT(([.E10]-[.E53])^2)/[.E53];2)" office:value-type="float" office:value="0.32" calcext:value-type="float">
            <text:p>0.3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professions_intermediaire</text:p>
          </table:table-cell>
          <table:table-cell table:formula="of:=ROUND(SQRT(([.B11]-[.B54])^2)/[.B54];2)" office:value-type="float" office:value="0.3" calcext:value-type="float">
            <text:p>0.3</text:p>
          </table:table-cell>
          <table:table-cell table:formula="of:=ROUND(SQRT(([.C11]-[.C54])^2)/[.C54];2)" office:value-type="float" office:value="0.48" calcext:value-type="float">
            <text:p>0.5</text:p>
          </table:table-cell>
          <table:table-cell table:formula="of:=ROUND(SQRT(([.D11]-[.D54])^2)/[.D54];2)" office:value-type="float" office:value="0.27" calcext:value-type="float">
            <text:p>0.3</text:p>
          </table:table-cell>
          <table:table-cell table:formula="of:=ROUND(SQRT(([.E11]-[.E54])^2)/[.E54];2)" office:value-type="float" office:value="0.44" calcext:value-type="float">
            <text:p>0.4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collaborateur_politique</text:p>
          </table:table-cell>
          <table:table-cell table:formula="of:=ROUND(SQRT(([.B12]-[.B55])^2)/[.B55];2)" office:value-type="float" office:value="1.12" calcext:value-type="float">
            <text:p>1.1</text:p>
          </table:table-cell>
          <table:table-cell table:formula="of:=ROUND(SQRT(([.C12]-[.C55])^2)/[.C55];2)" office:value-type="float" office:value="0.47" calcext:value-type="float">
            <text:p>0.5</text:p>
          </table:table-cell>
          <table:table-cell table:formula="of:=ROUND(SQRT(([.D12]-[.D55])^2)/[.D55];2)" office:value-type="float" office:value="0.31" calcext:value-type="float">
            <text:p>0.3</text:p>
          </table:table-cell>
          <table:table-cell table:formula="of:=ROUND(SQRT(([.E12]-[.E55])^2)/[.E55];2)" office:value-type="float" office:value="0.09" calcext:value-type="float">
            <text:p>0.1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autre_ou_manque</text:p>
          </table:table-cell>
          <table:table-cell table:formula="of:=ROUND(SQRT(([.B13]-[.B56])^2)/[.B56];2)" office:value-type="float" office:value="1" calcext:value-type="float">
            <text:p>1.0</text:p>
          </table:table-cell>
          <table:table-cell table:formula="of:=ROUND(SQRT(([.C13]-[.C56])^2)/[.C56];2)" office:value-type="float" office:value="0.44" calcext:value-type="float">
            <text:p>0.4</text:p>
          </table:table-cell>
          <table:table-cell table:formula="of:=ROUND(SQRT(([.D13]-[.D56])^2)/[.D56];2)" office:value-type="float" office:value="0.36" calcext:value-type="float">
            <text:p>0.4</text:p>
          </table:table-cell>
          <table:table-cell table:formula="of:=ROUND(SQRT(([.E13]-[.E56])^2)/[.E56];2)" office:value-type="float" office:value="0.17" calcext:value-type="float">
            <text:p>0.2</text:p>
          </table:table-cell>
          <table:table-cell table:style-name="ce9"/>
          <table:table-cell/>
          <table:table-cell office:value-type="string" calcext:value-type="string">
            <text:p>Chi-2</text:p>
          </table:table-cell>
          <table:table-cell office:value-type="string" calcext:value-type="string">
            <text:p>Ddl 21 (7 X 3)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otal colonnes</text:p>
          </table:table-cell>
          <table:table-cell table:number-columns-repeated="4"/>
          <table:table-cell table:style-name="ce9"/>
          <table:table-cell/>
          <table:table-cell table:formula="of:=SUM([.B63:.E70])" office:value-type="float" office:value="12.13" calcext:value-type="float">
            <text:p>12.13</text:p>
          </table:table-cell>
          <table:table-cell table:number-columns-repeated="5"/>
        </table:table-row>
        <table:table-row table:style-name="ro2">
          <table:table-cell table:style-name="Default" table:number-columns-repeated="5"/>
          <table:table-cell table:number-columns-repeated="8"/>
        </table:table-row>
        <table:table-row table:style-name="ro4">
          <table:table-cell table:style-name="Default" table:number-columns-repeated="5"/>
          <table:table-cell table:number-columns-repeated="2"/>
          <table:table-cell office:value-type="string" calcext:value-type="string">
            <text:p> Chi 2 =12.13   DF=21</text:p>
            <text:p>Valeur P égale à 0.9360</text:p>
            <text:p>On a 10% de probabilité de se tromper</text:p>
            <text:p>si on rejette l’hypothèse d’indépendance, </text:p>
            <text:p>ce qui n’est pas considéré généralement </text:p>
            <text:p>suffisant pour admettre une dépendance</text:p>
            <text:p>de l’orientation politique de la carrière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endances</text:p>
          </table:table-cell>
          <table:table-cell table:style-name="Default" table:number-columns-repeated="4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8"/>
        </table:table-row>
        <table:table-row table:style-name="ro2">
          <table:table-cell office:value-type="string" calcext:value-type="string">
            <text:p>metier_vs_genre</text:p>
          </table:table-cell>
          <table:table-cell table:style-name="ce7" office:value-type="string" calcext:value-type="string">
            <text:p>GF</text:p>
          </table:table-cell>
          <table:table-cell table:style-name="ce8" office:value-type="string" calcext:value-type="string">
            <text:p>DF</text:p>
          </table:table-cell>
          <table:table-cell table:style-name="ce7" office:value-type="string" calcext:value-type="string">
            <text:p>GH</text:p>
          </table:table-cell>
          <table:table-cell table:style-name="ce8" office:value-type="string" calcext:value-type="string">
            <text:p>D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griculteur_commerçant_entrepr_employe</text:p>
          </table:table-cell>
          <table:table-cell table:style-name="ce10" table:formula="of:=ROUND(([.B6]-[.B49])/[.B49];1)" office:value-type="float" office:value="-0.6" calcext:value-type="float">
            <text:p>-0.6</text:p>
          </table:table-cell>
          <table:table-cell table:style-name="ce10" table:formula="of:=ROUND(([.C6]-[.C49])/[.C49];1)" office:value-type="float" office:value="-0.6" calcext:value-type="float">
            <text:p>-0.6</text:p>
          </table:table-cell>
          <table:table-cell table:style-name="ce10" table:formula="of:=ROUND(([.D6]-[.D49])/[.D49];1)" office:value-type="float" office:value="0.5" calcext:value-type="float">
            <text:p>0.5</text:p>
          </table:table-cell>
          <table:table-cell table:style-name="ce10" table:formula="of:=ROUND(([.E6]-[.E49])/[.E49];1)" office:value-type="float" office:value="-0.1" calcext:value-type="float">
            <text:p>-0.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ofession_liberale</text:p>
          </table:table-cell>
          <table:table-cell table:style-name="ce10" table:formula="of:=ROUND(([.B7]-[.B50])/[.B50];1)" office:value-type="float" office:value="-0.2" calcext:value-type="float">
            <text:p>-0.2</text:p>
          </table:table-cell>
          <table:table-cell table:style-name="ce10" table:formula="of:=ROUND(([.C7]-[.C50])/[.C50];1)" office:value-type="float" office:value="0.8" calcext:value-type="float">
            <text:p>0.8</text:p>
          </table:table-cell>
          <table:table-cell table:style-name="ce10" table:formula="of:=ROUND(([.D7]-[.D50])/[.D50];1)" office:value-type="float" office:value="-0.3" calcext:value-type="float">
            <text:p>-0.3</text:p>
          </table:table-cell>
          <table:table-cell table:style-name="ce10" table:formula="of:=ROUND(([.E7]-[.E50])/[.E50];1)" office:value-type="float" office:value="0.1" calcext:value-type="float">
            <text:p>0.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aut_fonctionnaire</text:p>
          </table:table-cell>
          <table:table-cell table:style-name="ce10" table:formula="of:=ROUND(([.B8]-[.B51])/[.B51];1)" office:value-type="float" office:value="0.4" calcext:value-type="float">
            <text:p>0.4</text:p>
          </table:table-cell>
          <table:table-cell table:style-name="ce10" table:formula="of:=ROUND(([.C8]-[.C51])/[.C51];1)" office:value-type="float" office:value="-0.3" calcext:value-type="float">
            <text:p>-0.3</text:p>
          </table:table-cell>
          <table:table-cell table:style-name="ce10" table:formula="of:=ROUND(([.D8]-[.D51])/[.D51];1)" office:value-type="float" office:value="-0.2" calcext:value-type="float">
            <text:p>-0.2</text:p>
          </table:table-cell>
          <table:table-cell table:style-name="ce10" table:formula="of:=ROUND(([.E8]-[.E51])/[.E51];1)" office:value-type="float" office:value="0.1" calcext:value-type="float">
            <text:p>0.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dre_sup_public</text:p>
          </table:table-cell>
          <table:table-cell table:style-name="ce10" table:formula="of:=ROUND(([.B9]-[.B52])/[.B52];1)" office:value-type="float" office:value="-0.2" calcext:value-type="float">
            <text:p>-0.2</text:p>
          </table:table-cell>
          <table:table-cell table:style-name="ce10" table:formula="of:=ROUND(([.C9]-[.C52])/[.C52];1)" office:value-type="float" office:value="0.1" calcext:value-type="float">
            <text:p>0.1</text:p>
          </table:table-cell>
          <table:table-cell table:style-name="ce10" table:formula="of:=ROUND(([.D9]-[.D52])/[.D52];1)" office:value-type="float" office:value="0.4" calcext:value-type="float">
            <text:p>0.4</text:p>
          </table:table-cell>
          <table:table-cell table:style-name="ce10" table:formula="of:=ROUND(([.E9]-[.E52])/[.E52];1)" office:value-type="float" office:value="-0.3" calcext:value-type="float">
            <text:p>-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dre_sup_prive</text:p>
          </table:table-cell>
          <table:table-cell table:style-name="ce10" table:formula="of:=ROUND(([.B10]-[.B53])/[.B53];1)" office:value-type="float" office:value="-0.6" calcext:value-type="float">
            <text:p>-0.6</text:p>
          </table:table-cell>
          <table:table-cell table:style-name="ce10" table:formula="of:=ROUND(([.C10]-[.C53])/[.C53];1)" office:value-type="float" office:value="0.3" calcext:value-type="float">
            <text:p>0.3</text:p>
          </table:table-cell>
          <table:table-cell table:style-name="ce10" table:formula="of:=ROUND(([.D10]-[.D53])/[.D53];1)" office:value-type="float" office:value="-0.3" calcext:value-type="float">
            <text:p>-0.3</text:p>
          </table:table-cell>
          <table:table-cell table:style-name="ce10" table:formula="of:=ROUND(([.E10]-[.E53])/[.E53];1)" office:value-type="float" office:value="0.3" calcext:value-type="float">
            <text:p>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ofessions_intermediaire</text:p>
          </table:table-cell>
          <table:table-cell table:style-name="ce10" table:formula="of:=ROUND(([.B11]-[.B54])/[.B54];1)" office:value-type="float" office:value="0.3" calcext:value-type="float">
            <text:p>0.3</text:p>
          </table:table-cell>
          <table:table-cell table:style-name="ce10" table:formula="of:=ROUND(([.C11]-[.C54])/[.C54];1)" office:value-type="float" office:value="0.5" calcext:value-type="float">
            <text:p>0.5</text:p>
          </table:table-cell>
          <table:table-cell table:style-name="ce10" table:formula="of:=ROUND(([.D11]-[.D54])/[.D54];1)" office:value-type="float" office:value="0.3" calcext:value-type="float">
            <text:p>0.3</text:p>
          </table:table-cell>
          <table:table-cell table:style-name="ce10" table:formula="of:=ROUND(([.E11]-[.E54])/[.E54];1)" office:value-type="float" office:value="-0.4" calcext:value-type="float">
            <text:p>-0.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llaborateur_politique</text:p>
          </table:table-cell>
          <table:table-cell table:style-name="ce10" table:formula="of:=ROUND(([.B12]-[.B55])/[.B55];1)" office:value-type="float" office:value="1.1" calcext:value-type="float">
            <text:p>1.1</text:p>
          </table:table-cell>
          <table:table-cell table:style-name="ce10" table:formula="of:=ROUND(([.C12]-[.C55])/[.C55];1)" office:value-type="float" office:value="-0.5" calcext:value-type="float">
            <text:p>-0.5</text:p>
          </table:table-cell>
          <table:table-cell table:style-name="ce10" table:formula="of:=ROUND(([.D12]-[.D55])/[.D55];1)" office:value-type="float" office:value="-0.3" calcext:value-type="float">
            <text:p>-0.3</text:p>
          </table:table-cell>
          <table:table-cell table:style-name="ce10" table:formula="of:=ROUND(([.E12]-[.E55])/[.E55];1)" office:value-type="float" office:value="0.1" calcext:value-type="float">
            <text:p>0.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utre_ou_manque</text:p>
          </table:table-cell>
          <table:table-cell table:style-name="ce10" table:formula="of:=ROUND(([.B13]-[.B56])/[.B56];1)" office:value-type="float" office:value="1" calcext:value-type="float">
            <text:p>1.0</text:p>
          </table:table-cell>
          <table:table-cell table:style-name="ce10" table:formula="of:=ROUND(([.C13]-[.C56])/[.C56];1)" office:value-type="float" office:value="-0.4" calcext:value-type="float">
            <text:p>-0.4</text:p>
          </table:table-cell>
          <table:table-cell table:style-name="ce10" table:formula="of:=ROUND(([.D13]-[.D56])/[.D56];1)" office:value-type="float" office:value="-0.4" calcext:value-type="float">
            <text:p>-0.4</text:p>
          </table:table-cell>
          <table:table-cell table:style-name="ce10" table:formula="of:=ROUND(([.E13]-[.E56])/[.E56];1)" office:value-type="float" office:value="0.2" calcext:value-type="float">
            <text:p>0.2</text:p>
          </table:table-cell>
          <table:table-cell table:number-columns-repeated="8"/>
        </table:table-row>
        <calcext:conditional-formats>
          <calcext:conditional-format calcext:target-range-address="'Analyse bivariée'.B77:'Analyse bivariée'.E84">
            <calcext:color-scale>
              <calcext:color-scale-entry calcext:value="0" calcext:type="minimum" calcext:color="#ffa6a6"/>
              <calcext:color-scale-entry calcext:value="50" calcext:type="percentile" calcext:color="#eeeeee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22:48:59.947600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23:15:43.498130328</meta:creation-date>
    <dc:date>2023-12-10T22:54:28.622099926</dc:date>
    <meta:editing-duration>P6DT14H20M45S</meta:editing-duration>
    <meta:editing-cycles>39</meta:editing-cycles>
    <meta:generator>LibreOffice/6.4.7.2$Linux_X86_64 LibreOffice_project/40$Build-2</meta:generator>
    <meta:document-statistic meta:table-count="2" meta:cell-count="436" meta:object-count="0"/>
  </office:meta>
</office:document-meta>
</file>